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3.134in" fo:margin-left="0in" fo:margin-top="0in" fo:margin-bottom="0in" table:align="left"/>
    </style:style>
    <style:style style:name="Table1.A" style:family="table-column">
      <style:table-column-properties style:column-width="3.134in"/>
    </style:style>
    <style:style style:name="Table1.1" style:family="table-row">
      <style:table-row-properties style:min-row-height="1.9861in" fo:keep-together="auto"/>
    </style:style>
    <style:style style:name="Table1.A1" style:family="table-cell">
      <style:table-cell-properties style:vertical-align="" fo:background-color="#efefef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background-color="#efefef" fo:padding="0.05in" fo:border="none">
        <style:background-image/>
      </style:table-cell-properties>
    </style:style>
    <style:style style:name="Table2" style:family="table">
      <style:table-properties style:width="4.6146in" fo:margin-left="0in" fo:margin-top="0in" fo:margin-bottom="0in" table:align="left"/>
    </style:style>
    <style:style style:name="Table2.A" style:family="table-column">
      <style:table-column-properties style:column-width="2.416in"/>
    </style:style>
    <style:style style:name="Table2.B" style:family="table-column">
      <style:table-column-properties style:column-width="2.19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2.B1" style:family="table-cell">
      <style:table-cell-properties style:vertical-align="" fo:padding="0.05in" fo:border="none"/>
    </style:style>
    <style:style style:name="Table3" style:family="table">
      <style:table-properties style:width="7.3014in" fo:margin-left="-0.0785in" fo:margin-top="0in" fo:margin-bottom="0in" table:align="left"/>
    </style:style>
    <style:style style:name="Table3.A" style:family="table-column">
      <style:table-column-properties style:column-width="2.4708in"/>
    </style:style>
    <style:style style:name="Table3.B" style:family="table-column">
      <style:table-column-properties style:column-width="4.8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none"/>
    </style:style>
    <style:style style:name="Table3.B1" style:family="table-cell">
      <style:table-cell-properties style:vertical-align="" fo:padding="0.1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50%"/>
    </style:style>
    <style:style style:name="P3" style:family="paragraph" style:parent-style-name="Standard">
      <style:paragraph-properties fo:margin-top="0in" fo:margin-bottom="0in" loext:contextual-spacing="false" fo:line-height="125%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style:page-number="1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6" style:family="paragraph" style:parent-style-name="Standard" style:list-style-name="WWNum6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7" style:family="paragraph" style:parent-style-name="Standard" style:list-style-name="WWNum5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7">
      <style:paragraph-properties fo:margin-left="0.2854in" fo:margin-right="0.2083in" fo:margin-top="0in" fo:margin-bottom="0in" loext:contextual-spacing="true" fo:line-height="115%" fo:text-indent="-0.25in" style:auto-text-indent="false"/>
    </style:style>
    <style:style style:name="P9" style:family="paragraph" style:parent-style-name="Standard" style:list-style-name="WWNum6">
      <style:paragraph-properties fo:margin-left="0.5354in" fo:margin-right="0.2083in" fo:margin-top="0in" fo:margin-bottom="0in" loext:contextual-spacing="true" fo:line-height="115%" fo:text-indent="-0.25in" style:auto-text-indent="false"/>
    </style:style>
    <style:style style:name="P10" style:family="paragraph" style:parent-style-name="Standard" style:list-style-name="WWNum7">
      <style:paragraph-properties fo:margin-left="0.5354in" fo:margin-right="0.2083in" fo:margin-top="0in" fo:margin-bottom="0in" loext:contextual-spacing="true" fo:line-height="115%" fo:text-indent="-0.25in" style:auto-text-indent="false"/>
    </style:style>
    <style:style style:name="P11" style:family="paragraph" style:parent-style-name="Standard" style:list-style-name="WWNum5">
      <style:paragraph-properties fo:margin-left="0.5354in" fo:margin-right="0.2083in" fo:margin-top="0in" fo:margin-bottom="0in" loext:contextual-spacing="false" fo:line-height="115%" fo:text-indent="-0.25in" style:auto-text-indent="false"/>
    </style:style>
    <style:style style:name="P12" style:family="paragraph" style:parent-style-name="Standard">
      <style:paragraph-properties fo:margin-top="0.139in" fo:margin-bottom="0.139in" loext:contextual-spacing="false" fo:line-height="115%"/>
    </style:style>
    <style:style style:name="P13" style:family="paragraph" style:parent-style-name="Standard" style:list-style-name="WWNum4">
      <style:paragraph-properties fo:margin-left="0.2957in" fo:margin-right="0.2083in" fo:margin-top="0.0835in" fo:margin-bottom="0in" loext:contextual-spacing="true" fo:line-height="115%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2957in" fo:margin-right="0.2083in" fo:margin-top="0.0835in" fo:margin-bottom="0in" loext:contextual-spacing="true" fo:line-height="115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2957in" fo:margin-right="0.2083in" fo:margin-top="0in" fo:margin-bottom="0in" loext:contextual-spacing="false" fo:line-height="115%" fo:text-indent="-0.25in" style:auto-text-indent="false" fo:padding="0in" fo:border="none"/>
    </style:style>
    <style:style style:name="P16" style:family="paragraph" style:parent-style-name="Standard" style:list-style-name="WWNum4">
      <style:paragraph-properties fo:margin-left="0.5457in" fo:margin-right="0.2083in" fo:margin-top="0.0835in" fo:margin-bottom="0in" loext:contextual-spacing="true" fo:line-height="115%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0.5457in" fo:margin-right="0.2083in" fo:margin-top="0.0835in" fo:margin-bottom="0in" loext:contextual-spacing="true" fo:line-height="115%" fo:text-indent="-0.25in" style:auto-text-indent="false"/>
    </style:style>
    <style:style style:name="P18" style:family="paragraph" style:parent-style-name="Standard">
      <style:paragraph-properties fo:margin-top="0.0835in" fo:margin-bottom="0in" loext:contextual-spacing="false" fo:line-height="115%" fo:padding="0in" fo:border="none"/>
    </style:style>
    <style:style style:name="P19" style:family="paragraph" style:parent-style-name="Standard" style:list-style-name="WWNum1">
      <style:paragraph-properties fo:margin-left="0.2228in" fo:margin-right="0in" fo:margin-top="0in" fo:margin-bottom="0in" loext:contextual-spacing="tru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3">
      <style:paragraph-properties fo:margin-left="0.3681in" fo:margin-right="0in" fo:margin-top="0in" fo:margin-bottom="0in" loext:contextual-spacing="tru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21" style:family="paragraph" style:parent-style-name="Heading_20_3">
      <style:paragraph-properties fo:margin-top="0.0693in" fo:margin-bottom="0.0693in" loext:contextual-spacing="false" fo:line-height="115%" fo:padding="0in" fo:border="none"/>
    </style:style>
    <style:style style:name="P22" style:family="paragraph" style:parent-style-name="Heading_20_2">
      <style:paragraph-properties fo:margin-top="0.0138in" fo:margin-bottom="0.0138in" loext:contextual-spacing="false" fo:line-height="115%"/>
    </style:style>
    <style:style style:name="P23" style:family="paragraph" style:parent-style-name="Heading_20_2">
      <style:paragraph-properties fo:margin-top="0in" fo:margin-bottom="0in" loext:contextual-spacing="false" fo:line-height="115%" fo:padding="0in" fo:border="none"/>
    </style:style>
    <style:style style:name="P24" style:family="paragraph" style:parent-style-name="Heading_20_2">
      <style:paragraph-properties fo:margin-top="0.111in" fo:margin-bottom="0in" loext:contextual-spacing="false" fo:line-height="115%" fo:padding="0in" fo:border="none"/>
    </style:style>
    <style:style style:name="P25" style:family="paragraph" style:parent-style-name="Heading_20_4">
      <style:paragraph-properties fo:margin-top="0in" fo:margin-bottom="0in" loext:contextual-spacing="false" fo:line-height="115%"/>
    </style:style>
    <style:style style:name="P26" style:family="paragraph" style:parent-style-name="Heading_20_4">
      <style:paragraph-properties fo:margin-top="0in" fo:margin-bottom="0in" loext:contextual-spacing="false" fo:line-height="115%" fo:keep-together="auto" fo:keep-with-next="auto"/>
    </style:style>
    <style:style style:name="P27" style:family="paragraph" style:parent-style-name="Heading_20_4" style:list-style-name="WWNum5">
      <style:paragraph-properties fo:margin-left="0.2854in" fo:margin-right="0.2083in" fo:margin-top="0.0835in" fo:margin-bottom="0.139in" loext:contextual-spacing="true" fo:line-height="115%" fo:keep-together="auto" fo:text-indent="-0.25in" style:auto-text-indent="false" fo:keep-with-next="auto"/>
    </style:style>
    <style:style style:name="P28" style:family="paragraph" style:parent-style-name="Heading_20_4">
      <style:paragraph-properties fo:margin-top="0in" fo:margin-bottom="0.0138in" loext:contextual-spacing="false" fo:line-height="115%"/>
    </style:style>
    <style:style style:name="P29" style:family="paragraph" style:parent-style-name="Heading_20_4">
      <style:paragraph-properties fo:margin-top="0.222in" fo:margin-bottom="0.139in" loext:contextual-spacing="false" fo:line-height="115%"/>
    </style:style>
    <style:style style:name="P30" style:family="paragraph" style:parent-style-name="Heading_20_4">
      <style:paragraph-properties fo:margin-top="0.2083in" fo:margin-bottom="0.139in" loext:contextual-spacing="false" fo:line-height="115%"/>
    </style:style>
    <style:style style:name="P31" style:family="paragraph" style:parent-style-name="Heading_20_4">
      <style:paragraph-properties fo:margin-top="0.139in" fo:margin-bottom="0.139in" loext:contextual-spacing="false" fo:line-height="115%"/>
    </style:style>
    <style:style style:name="T1" style:family="text">
      <style:text-properties fo:color="#000000" style:font-name="Open Sans" fo:font-size="22pt" fo:font-weight="bold" style:font-name-asian="Open Sans1" style:font-size-asian="22pt" style:font-weight-asian="bold" style:font-name-complex="Open Sans1" style:font-size-complex="22pt"/>
    </style:style>
    <style:style style:name="T2" style:family="text">
      <style:text-properties fo:color="#000000" style:font-name="Open Sans" fo:font-size="14pt" style:font-name-asian="Open Sans1" style:font-size-asian="14pt" style:font-name-complex="Open Sans1" style:font-size-complex="14pt"/>
    </style:style>
    <style:style style:name="T3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4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5" style:family="text">
      <style:text-properties fo:color="#1155cc" style:font-name="Open Sans" fo:font-size="10pt" style:text-underline-style="solid" style:text-underline-width="auto" style:text-underline-color="font-color" style:font-name-asian="Open Sans1" style:font-size-asian="10pt" style:font-name-complex="Open Sans1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none" style:font-size-asian="10pt" style:font-size-complex="10pt"/>
    </style:style>
    <style:style style:name="T9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10" style:family="text">
      <style:text-properties fo:color="#666666" style:font-name="Merriweather" fo:font-size="10pt" style:font-name-asian="Merriweather1" style:font-size-asian="10pt" style:font-name-complex="Merriweather1" style:font-size-complex="10pt"/>
    </style:style>
    <style:style style:name="T11" style:family="text">
      <style:text-properties fo:font-weight="normal" style:font-weight-asian="normal"/>
    </style:style>
    <style:style style:name="T12" style:family="text">
      <style:text-properties fo:font-style="italic" fo:font-weight="normal" style:font-style-asian="italic" style:font-weight-asian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"><text:span text:style-name="T1">Alex Ciarlillo</text:span></text:p>
                  <text:p text:style-name="P2"><text:span text:style-name="T2">Full Stack Developer</text:span></text:p>
                  <text:p text:style-name="P3"><text:span text:style-name="T3">Athens, OH</text:span></text:p>
                  <text:p text:style-name="P3"><text:span text:style-name="T4">(740) 274-2863</text:span></text:p>
                  <text:p text:style-name="P3"><text:a xlink:type="simple" xlink:href="mailto:alex.ciarlillo@gmail.com" text:style-name="Internet_20_link" text:visited-style-name="Visited_20_Internet_20_Link"><text:span text:style-name="T5">alex.ciarlillo@gmail.com</text:span></text:a></text:p>
                  <text:p text:style-name="P3"><text:a xlink:type="simple" xlink:href="https://alexciarlillo.com" text:style-name="Internet_20_link" text:visited-style-name="Visited_20_Internet_20_Link"><text:span text:style-name="T5">https://alexciarlillo.com</text:span></text:a></text:p>
                  <text:p text:style-name="P3"><text:a xlink:type="simple" xlink:href="https://github.com/alexciarlillo" text:style-name="Internet_20_link" text:visited-style-name="Visited_20_Internet_20_Link"><text:span text:style-name="T5">https://github.com/alexciarlillo</text:span></text:a></text:p>
                </table:table-cell>
              </table:table-row>
              <table:table-row table:style-name="Table1.2">
                <table:table-cell table:style-name="Table1.A2" office:value-type="string">
                  <text:p text:style-name="P22"><text:bookmark text:name="_6uqlwhh6uihc"/><text:span text:style-name="T6">SKILLS</text:span></text:p>
                  <text:p text:style-name="P25"><text:bookmark text:name="_puzpn9s2uubq"/>FRONT END</text:p>
                  <text:list xml:id="list2876541554757854635" text:style-name="WWNum6">
                    <text:list-item>
                      <text:p text:style-name="P6"><text:span text:style-name="T7">JavaScript</text:span></text:p>
                      <text:list>
                        <text:list-item>
                          <text:p text:style-name="P9"><text:span text:style-name="T7">jQuery</text:span></text:p>
                        </text:list-item>
                        <text:list-item>
                          <text:p text:style-name="P9"><text:span text:style-name="T7">VueJS</text:span></text:p>
                        </text:list-item>
                      </text:list>
                    </text:list-item>
                    <text:list-item>
                      <text:p text:style-name="P6"><text:span text:style-name="T7">HTML5</text:span></text:p>
                    </text:list-item>
                    <text:list-item>
                      <text:p text:style-name="P6"><text:span text:style-name="T7">SCSS, LESS</text:span></text:p>
                      <text:list>
                        <text:list-item>
                          <text:p text:style-name="P9"><text:span text:style-name="T7">Bootstrap</text:span></text:p>
                        </text:list-item>
                      </text:list>
                    </text:list-item>
                    <text:list-item>
                      <text:p text:style-name="P6"><text:span text:style-name="T7">Webpack</text:span></text:p>
                    </text:list-item>
                    <text:list-item>
                      <text:p text:style-name="P6"><text:span text:style-name="T7">Gulp</text:span></text:p>
                    </text:list-item>
                  </text:list>
                  <text:p text:style-name="P1"/>
                  <text:p text:style-name="P26"><text:bookmark text:name="_nbwljfntdye0"/>BACK END</text:p>
                  <text:list xml:id="list8886358030845231495" text:style-name="WWNum5">
                    <text:list-item>
                      <text:p text:style-name="P27"><text:bookmark text:name="_uzlm5kngz5u"/><text:span text:style-name="T9">PHP</text:span></text:p>
                      <text:list>
                        <text:list-item>
                          <text:p text:style-name="P11"><text:span text:style-name="T7">WordPress</text:span></text:p>
                        </text:list-item>
                        <text:list-item>
                          <text:p text:style-name="P11"><text:span text:style-name="T7">Laravel</text:span></text:p>
                        </text:list-item>
                        <text:list-item>
                          <text:p text:style-name="P11"><text:span text:style-name="T7">Composer</text:span></text:p>
                        </text:list-item>
                      </text:list>
                    </text:list-item>
                    <text:list-item>
                      <text:p text:style-name="P7"><text:span text:style-name="T7">NodeJS &amp; NPM</text:span></text:p>
                    </text:list-item>
                    <text:list-item>
                      <text:p text:style-name="P7"><text:span text:style-name="T7">SQL</text:span></text:p>
                    </text:list-item>
                    <text:list-item>
                      <text:p text:style-name="P7"><text:span text:style-name="T7">Apache</text:span></text:p>
                    </text:list-item>
                    <text:list-item>
                      <text:p text:style-name="P7"><text:span text:style-name="T7">NGINX</text:span></text:p>
                    </text:list-item>
                  </text:list>
                  <text:p text:style-name="P1"/>
                  <text:p text:style-name="P28"><text:bookmark text:name="_168r0gpst2fy"/>MISCELLANEOUS </text:p>
                  <text:list xml:id="list8952855964951230508" text:style-name="WWNum7">
                    <text:list-item>
                      <text:p text:style-name="P8"><text:span text:style-name="T7">Ansible</text:span></text:p>
                      <text:list>
                        <text:list-item>
                          <text:p text:style-name="P10"><text:span text:style-name="T7">Deployment of WordPress and Laravel sites.</text:span></text:p>
                        </text:list-item>
                      </text:list>
                    </text:list-item>
                    <text:list-item>
                      <text:p text:style-name="P8"><text:span text:style-name="T7">Vagrant</text:span></text:p>
                      <text:list>
                        <text:list-item>
                          <text:p text:style-name="P10"><text:span text:style-name="T7">Provisioning local development environments and testing servers.</text:span></text:p>
                        </text:list-item>
                      </text:list>
                    </text:list-item>
                    <text:list-item>
                      <text:p text:style-name="P8"><text:span text:style-name="T7">Linux CLI</text:span></text:p>
                      <text:list>
                        <text:list-item>
                          <text:p text:style-name="P10"><text:span text:style-name="T7">Bash scripting</text:span></text:p>
                        </text:list-item>
                        <text:list-item>
                          <text:p text:style-name="P10"><text:span text:style-name="T7">Log analysis</text:span></text:p>
                        </text:list-item>
                        <text:list-item>
                          <text:p text:style-name="P10"><text:span text:style-name="T7">File ACLs</text:span></text:p>
                        </text:list-item>
                      </text:list>
                    </text:list-item>
                    <text:list-item>
                      <text:p text:style-name="P8"><text:span text:style-name="T7">Version Control</text:span></text:p>
                      <text:list>
                        <text:list-item>
                          <text:p text:style-name="P10"><text:span text:style-name="T7">Git</text:span></text:p>
                        </text:list-item>
                        <text:list-item>
                          <text:p text:style-name="P10"><text:span text:style-name="T7">SVN</text:span></text:p>
                        </text:list-item>
                      </text:list>
                    </text:list-item>
                    <text:list-item>
                      <text:p text:style-name="P8"><text:span text:style-name="T7">Shibboleth SSO</text:span></text:p>
                    </text:list-item>
                  </text:list>
                </table:table-cell>
              </table:table-row>
            </table:table>
            <text:p text:style-name="P29"><text:bookmark text:name="_qqod2pwka8vr"/></text:p>
          </table:table-cell>
          <table:table-cell table:style-name="Table3.B1" office:value-type="string">
            <text:p text:style-name="P30"><text:bookmark text:name="_5vvfidbr4d42"/>SUMMARY</text:p>
            <text:p text:style-name="P12"><text:span text:style-name="T7">Full stack developer with 8+ years of experience in a diverse academic environment, serving a wide variety of users. Excellent written and oral communication. Have a Bachelor’s Degree in Computer Science.</text:span></text:p>
            <text:p text:style-name="P31"><text:bookmark text:name="_m59c2iebizk7"/>EXPERIENCE</text:p>
            <text:p text:style-name="P23"><text:bookmark text:name="_uuwecyfyaxdn"/>Ohio University Libraries<text:span text:style-name="T11"> — </text:span><text:span text:style-name="T12">Analyst/Web Developer</text:span></text:p>
            <text:p text:style-name="P21"><text:bookmark text:name="_n64fgzu3lwuy"/><text:span text:style-name="T14">JUNE 2008 - SEPTEMBER 2017</text:span></text:p>
            <text:list xml:id="list7233158653875181986" text:style-name="WWNum4">
              <text:list-item>
                <text:p text:style-name="P13"><text:span text:style-name="T7">Primary responsibilities include the development and maintenance of various websites to support the libraries’ online presence. Sites were primarily developed in WordPress or Laravel in a LAMP environment.</text:span></text:p>
                <text:list>
                  <text:list-item>
                    <text:p text:style-name="P16"><text:span text:style-name="T7">Developed WordPress plugins and themes to add unique features and consume vendor APIs across various sites.</text:span></text:p>
                  </text:list-item>
                  <text:list-item>
                    <text:p text:style-name="P16"><text:span text:style-name="T7">Developed staff-facing intranet sites to improve customer support workflows.</text:span></text:p>
                  </text:list-item>
                  <text:list-item>
                    <text:p text:style-name="P17"><text:span text:style-name="T7">Managed packages and Apache configurations across multiple RHEL5/6 servers.</text:span></text:p>
                  </text:list-item>
                  <text:list-item>
                    <text:p text:style-name="P16"><text:span text:style-name="T7">Developed custom deployment processes using Ansible and Composer.</text:span></text:p>
                  </text:list-item>
                </text:list>
              </text:list-item>
              <text:list-item>
                <text:p text:style-name="P13"><text:span text:style-name="T7">Secondary responsibilities focused on integrating and troubleshooting various vendor applications and systems that are crucial to the operation of an academic library.</text:span></text:p>
                <text:list>
                  <text:list-item>
                    <text:p text:style-name="P16"><text:span text:style-name="T7">Integration of vendor products with existing campus-wide SSO technologies.</text:span></text:p>
                  </text:list-item>
                  <text:list-item>
                    <text:p text:style-name="P16"><text:span text:style-name="T7">Management of a web proxy for student and faculty access to IP restricted materials.</text:span></text:p>
                  </text:list-item>
                </text:list>
              </text:list-item>
            </text:list>
            <text:p text:style-name="P24"><text:bookmark text:name="_wj0puh61kxsr"/>Ohio University<text:span text:style-name="T11"> — </text:span><text:span text:style-name="T12">Student IT Analyst</text:span></text:p>
            <text:p text:style-name="P21"><text:bookmark text:name="_8hk593fs3sag"/><text:span text:style-name="T14">SEPTEMBER 2006 - JUNE 2008</text:span></text:p>
            <text:list xml:id="list6457371540278355839" text:style-name="WWNum2">
              <text:list-item>
                <text:p text:style-name="P15"><text:span text:style-name="T7">Developed Ruby scripts to retrieve reports from Blackboard Transaction and MICROS Point of Sale systems.</text:span></text:p>
              </text:list-item>
              <text:list-item>
                <text:p text:style-name="P14"><text:span text:style-name="T7">Automated the processing and transferring of client data to vendors via FTP and SSH.</text:span></text:p>
              </text:list-item>
            </text:list>
            <text:p text:style-name="P31"><text:bookmark text:name="_yk8luflkpwij"/>EDUCATION</text:p>
            <text:p text:style-name="P23"><text:bookmark text:name="_6wymnhinx9q5"/>Ohio University <text:span text:style-name="T11">—</text:span> <text:span text:style-name="T11">Athens, OH — </text:span><text:span text:style-name="T12">B.S., Computer Science</text:span></text:p>
            <text:p text:style-name="P21"><text:bookmark text:name="_7vtcyzeczjot"/>SEPTEMBER 2004 - JUNE 2008</text:p>
            <text:p text:style-name="P18"><text:span text:style-name="T7">Primary Coursework:</text:span>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list xml:id="list5492397126732110384" text:style-name="WWNum1">
                    <text:list-item>
                      <text:p text:style-name="P19"><text:span text:style-name="T7">Software Design &amp; Engineering</text:span></text:p>
                    </text:list-item>
                    <text:list-item>
                      <text:p text:style-name="P19"><text:span text:style-name="T7">Operating Systems &amp; Architecture</text:span></text:p>
                    </text:list-item>
                    <text:list-item>
                      <text:p text:style-name="P19"><text:span text:style-name="T7">Parallel Computing</text:span></text:p>
                    </text:list-item>
                  </text:list>
                </table:table-cell>
                <table:table-cell table:style-name="Table2.B1" office:value-type="string">
                  <text:list xml:id="list7148291168817285679" text:style-name="WWNum3">
                    <text:list-item>
                      <text:p text:style-name="P20"><text:span text:style-name="T7">Java GUI Development</text:span></text:p>
                    </text:list-item>
                    <text:list-item>
                      <text:p text:style-name="P20"><text:span text:style-name="T7">Functional Programming</text:span></text:p>
                    </text:list-item>
                    <text:list-item>
                      <text:p text:style-name="P20"><text:span text:style-name="T7">Relational Database Systems</text:span></text:p>
                    </text:list-item>
                  </text:list>
                </table:table-cell>
              </table:table-row>
            </table:table>
            <text:p text:style-name="P18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2079c7" style:font-name="Trebuchet MS" fo:font-family="'Trebuchet MS'" style:font-family-generic="roman" style:font-pitch="variable" fo:font-size="10pt" fo:font-weight="bold" style:font-name-asian="Trebuchet MS1" style:font-family-asian="'Trebuchet MS'" style:font-family-generic-asian="system" style:font-pitch-asian="variable" style:font-size-asian="10pt" style:font-weight-asian="bold" style:font-name-complex="Trebuchet MS1" style:font-family-complex="'Trebuchet MS'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erriweather" fo:font-family="Merriweather" style:font-family-generic="roman" style:font-pitch="variable" fo:font-size="10pt" style:text-underline-style="none"/>
    </style:style>
    <style:style style:name="ListLabel_20_29" style:display-name="ListLabel 29" style:family="text">
      <style:text-properties style:font-name="Merriweather" fo:font-family="Merriweather" style:font-family-generic="roman" style:font-pitch="variable"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erriweather" fo:font-family="Merriweather" style:font-family-generic="roman" style:font-pitch="variable" fo:font-size="10pt" style:text-underline-style="none" fo:font-weight="normal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fo:font-size="10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992in" fo:margin-right="0.5992in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6" meta:word-count="340" meta:character-count="2182" meta:non-whitespace-character-count="1947"/>
    <meta:generator>LibreOfficeDev/5.1.0.3$Linux_X86_64 LibreOffice_project/</meta:generator>
  </office:meta>
</office:document-meta>
</file>